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01a4099"/>
    </style:style>
    <style:style style:name="T1" style:family="text">
      <style:text-properties officeooo:rsid="0016c0c0"/>
    </style:style>
    <style:style style:name="T2" style:family="text">
      <style:text-properties officeooo:rsid="00186b81"/>
    </style:style>
    <style:style style:name="T3" style:family="text">
      <style:text-properties officeooo:rsid="0018ae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Project overview</text:h>
      <text:p text:style-name="P4">Web-Based TDT Optimization is a web-enabled system for processing bulk Excel (.xlsx) files, <text:span text:style-name="T1">and or web form</text:span>, normalizing and validating dataset rows, providing an interactive UI for user <text:span text:style-name="T1">input/</text:span>review/correction, storing canonical records in a database.</text:p>
      <text:p text:style-name="Text_20_body">Main components:</text:p>
      <text:list xml:id="list2606197262" text:style-name="L1">
        <text:list-item>
          <text:p text:style-name="P1">Frontend web UI for <text:span text:style-name="T1">input/</text:span>upload + validation review</text:p>
        </text:list-item>
        <text:list-item>
          <text:p text:style-name="P1">Backend service for parsing, transformation, validation, and persistence</text:p>
        </text:list-item>
        <text:list-item>
          <text:p text:style-name="P1">Database for canonical records, import sessions</text:p>
        </text:list-item>
      </text:list>
      <text:p text:style-name="Text_20_body">Key requirements: handle <text:span text:style-name="T1">one</text:span> Excel layout, <text:span text:style-name="T1">input </text:span><text:span text:style-name="T3">form</text:span><text:span text:style-name="T1"> data </text:span>, <text:s/>allow manual edits, and produce consistent output.</text:p>
      <text:h text:style-name="Heading_20_1" text:outline-level="1">2. Goals &amp; non-goals</text:h>
      <text:p text:style-name="Text_20_body"><text:span text:style-name="Strong_20_Emphasis">Goals</text:span></text:p>
      <text:list xml:id="list2085564653" text:style-name="L2">
        <text:list-item>
          <text:p text:style-name="P2">Reliable parsing of Excel files, <text:span text:style-name="T2">manual input form</text:span> and mapping to canonical fields.</text:p>
        </text:list-item>
        <text:list-item>
          <text:p text:style-name="P2">Detailed validation and user-friendly correction UI.</text:p>
        </text:list-item>
        <text:list-item>
          <text:p text:style-name="P2">Export cleaned data to CSV/Excel .</text:p>
        </text:list-item>
      </text:list>
      <text:p text:style-name="Text_20_body"><text:span text:style-name="Strong_20_Emphasis">Non-goals</text:span></text:p>
      <text:list xml:id="list3100471506" text:style-name="L3">
        <text:list-item>
          <text:p text:style-name="P3">Complex machine-learning inference for inconsistent column matching (MVP will use heuristics and configurable mapping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1:47:12.443053935</meta:creation-date>
    <dc:date>2025-11-08T14:00:34.225238747</dc:date>
    <meta:editing-duration>PT10M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31" meta:character-count="899" meta:non-whitespace-character-count="788"/>
  </office:meta>
</office:document-meta>
</file>